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kClientHttpResponse.toResponseCookie( HttpCookie cookie , @ Nullable String sameS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dkClientHttpResponse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kClientHttpResponse.JdkClientHttpResponse( HttpResponse &lt; Flow . Publisher &lt; List &lt; ByteBuffer &gt; &gt; &gt; response ,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dkClientHttpResponse.getCook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dkClientHttpResponse.adaptHeaders( HttpResponse &lt; Flow . Publisher &lt; List &lt; ByteBuffer &gt; &gt; &gt;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dkClientHttpResponse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dkClientHttpResponse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